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1.729cm" fo:min-width="3.878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648cm" fo:min-width="3.913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472cm" fo:min-width="3.912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742cm" fo:min-width="2.778cm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742cm" fo:min-width="3.36cm" fo:padding-top="0.137cm" fo:padding-bottom="0.137cm" fo:padding-left="0.262cm" fo:padding-right="0.262cm"/>
    </style:style>
    <style:style style:name="gr7" style:family="graphic" style:parent-style-name="standard">
      <style:graphic-properties svg:stroke-width="0.106cm" svg:stroke-color="#ff3300" draw:marker-start-width="0.358cm" draw:marker-end-width="0.358cm" draw:textarea-horizontal-align="justify" draw:textarea-vertical-align="middle" draw:auto-grow-height="false" fo:min-height="2.55cm" fo:min-width="2.878cm" fo:padding-top="0.177cm" fo:padding-bottom="0.177cm" fo:padding-left="0.302cm" fo:padding-right="0.302cm"/>
    </style:style>
    <style:style style:name="gr8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823cm" fo:min-width="4.14cm" fo:padding-top="0.137cm" fo:padding-bottom="0.137cm" fo:padding-left="0.262cm" fo:padding-right="0.26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06cm" svg:stroke-color="#6666ff" draw:marker-start-width="0.358cm" draw:marker-end-width="0.358cm" draw:textarea-horizontal-align="justify" draw:textarea-vertical-align="middle" draw:auto-grow-height="false" fo:min-height="3.312cm" fo:min-width="2.878cm" fo:padding-top="0.177cm" fo:padding-bottom="0.177cm" fo:padding-left="0.302cm" fo:padding-right="0.302cm"/>
    </style:style>
    <style:style style:name="gr11" style:family="graphic" style:parent-style-name="standard" style:list-style-name="L1">
      <style:graphic-properties svg:stroke-width="0.106cm" svg:stroke-color="#ff3333" draw:marker-start-width="0.358cm" draw:marker-end-width="0.358cm" draw:textarea-horizontal-align="justify" draw:textarea-vertical-align="middle" draw:auto-grow-height="false" fo:min-height="2.55cm" fo:min-width="4.703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ff3300" draw:marker-start-width="0.358cm" draw:marker-end-width="0.358cm" draw:textarea-horizontal-align="justify" draw:textarea-vertical-align="middle" draw:auto-grow-height="false" fo:min-height="0.555cm" fo:min-width="1.174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6666ff" draw:marker-start-width="0.358cm" draw:marker-end-width="0.358cm" draw:textarea-horizontal-align="justify" draw:textarea-vertical-align="middle" draw:auto-grow-height="false" fo:min-height="0.518cm" fo:min-width="1.174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808080" style:font-name="Arial" fo:font-size="15pt" fo:font-style="italic" style:letter-kerning="true" style:font-name-asian="Droid Sans Fallback" style:font-size-asian="15pt" style:font-style-asian="italic" style:font-size-complex="15pt" style:font-style-complex="italic"/>
    </style:style>
    <style:style style:name="P4" style:family="paragraph">
      <loext:graphic-properties draw:fill="none" draw:fill-color="#ffffff"/>
    </style:style>
    <style:style style:name="T1" style:family="text">
      <style:text-properties fo:color="#808080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02cm" svg:height="2.003cm" svg:x="8.624cm" svg:y="5.523cm">
          <text:p text:style-name="P1">CONTOUR2D</text:p>
          <text:p text:style-name="P1"><text:span text:style-name="T1">[@name]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437cm" svg:height="0.922cm" svg:x="1.862cm" svg:y="5.445cm">
          <text:p text:style-name="P1">N_VERTICE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436cm" svg:height="0.746cm" svg:x="1.863cm" svg:y="6.651cm">
          <text:p text:style-name="P1">N_EDGE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.302cm" svg:height="1.016cm" svg:x="13.155cm" svg:y="9.318cm">
          <text:p text:style-name="P1">EDGE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8.624cm" svg:y1="6.524cm" svg:x2="6.299cm" svg:y2="5.906cm" draw:start-shape="id1" draw:start-glue-point="3" draw:end-shape="id2" svg:d="M8624 6524h-1163v-618h-1162" svg:viewBox="0 0 2326 619">
          <text:p/>
        </draw:connector>
        <draw:connector draw:style-name="gr5" draw:text-style-name="P2" draw:layer="layout" svg:x1="8.624cm" svg:y1="6.524cm" svg:x2="6.299cm" svg:y2="7.024cm" draw:start-shape="id1" draw:start-glue-point="3" draw:end-shape="id3" draw:end-glue-point="1" svg:d="M8624 6524h-1162v500h-1163" svg:viewBox="0 0 2326 501">
          <text:p/>
        </draw:connector>
        <draw:connector draw:style-name="gr5" draw:text-style-name="P2" draw:layer="layout" draw:line-skew="-0.08cm" svg:x1="10.825cm" svg:y1="7.526cm" svg:x2="14.806cm" svg:y2="9.318cm" draw:start-shape="id1" draw:start-glue-point="2" draw:end-shape="id4" svg:d="M10825 7526v816h3981v976" svg:viewBox="0 0 3982 1793">
          <text:p/>
        </draw:connector>
        <draw:custom-shape draw:style-name="gr6" draw:text-style-name="P1" xml:id="id5" draw:id="id5" draw:layer="layout" svg:width="3.884cm" svg:height="1.016cm" svg:x="3.807cm" svg:y="9.318cm">
          <text:p text:style-name="P1">VERTICE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line-skew="-0.08cm" svg:x1="10.825cm" svg:y1="7.526cm" svg:x2="5.749cm" svg:y2="9.318cm" draw:start-shape="id1" draw:start-glue-point="2" draw:end-shape="id5" draw:end-glue-point="0" svg:d="M10825 7526v816h-5076v976" svg:viewBox="0 0 5077 1793">
          <text:p/>
        </draw:connector>
        <draw:custom-shape draw:style-name="gr7" draw:text-style-name="P1" xml:id="id6" draw:id="id6" draw:layer="layout" svg:width="3.482cm" svg:height="2.904cm" svg:x="1.155cm" svg:y="11.558cm">
          <text:p text:style-name="P1">COORDS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=”2”]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749cm" svg:y1="10.334cm" svg:x2="2.896cm" svg:y2="11.558cm" draw:start-shape="id5" draw:start-glue-point="2" draw:end-shape="id6" draw:end-glue-point="0" svg:d="M5749 10334v592h-2853v632" svg:viewBox="0 0 2854 1225">
          <text:p/>
        </draw:connector>
        <draw:custom-shape draw:style-name="gr8" draw:text-style-name="P1" xml:id="id7" draw:id="id7" draw:layer="layout" svg:width="4.664cm" svg:height="1.097cm" svg:x="8.493cm" svg:y="3.332cm">
          <text:p text:style-name="P1">HybMeshData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0.825cm" svg:y1="4.429cm" svg:x2="10.825cm" svg:y2="5.523cm" draw:start-shape="id7" draw:start-glue-point="2" draw:end-shape="id1" draw:end-glue-point="0" svg:d="M10825 4429v1094" svg:viewBox="0 0 1 1095">
          <text:p/>
        </draw:connector>
        <draw:custom-shape draw:style-name="gr10" draw:text-style-name="P1" xml:id="id10" draw:id="id10" draw:layer="layout" svg:width="3.482cm" svg:height="3.666cm" svg:x="5.055cm" svg:y="11.558cm">
          <text:p text:style-name="P1">FIELD</text:p>
          <text:p text:style-name="P1"><text:span text:style-name="T1">[@name]</text:span>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9" draw:id="id9" draw:layer="layout" svg:width="5.307cm" svg:height="2.904cm" svg:x="9.155cm" svg:y="11.558cm">
          <text:p text:style-name="P1">VERT_CONNECT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=”2”]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4.806cm" svg:y1="10.334cm" svg:x2="16.838cm" svg:y2="11.541cm" draw:start-shape="id4" draw:start-glue-point="2" draw:end-shape="id8" draw:end-glue-point="0" svg:d="M14806 10334v584h2032v623" svg:viewBox="0 0 2033 1208">
          <text:p/>
        </draw:connector>
        <draw:connector draw:style-name="gr9" draw:text-style-name="P2" draw:layer="layout" svg:x1="14.806cm" svg:y1="10.334cm" svg:x2="11.808cm" svg:y2="11.558cm" draw:start-shape="id4" draw:start-glue-point="2" draw:end-shape="id9" draw:end-glue-point="0" svg:d="M14806 10334v592h-2998v632" svg:viewBox="0 0 2999 1225">
          <text:p/>
        </draw:connector>
        <draw:connector draw:style-name="gr9" draw:text-style-name="P2" draw:layer="layout" svg:x1="5.749cm" svg:y1="10.334cm" svg:x2="6.796cm" svg:y2="11.558cm" draw:start-shape="id5" draw:start-glue-point="2" draw:end-shape="id10" draw:end-glue-point="0" svg:d="M5749 10334v592h1047v632" svg:viewBox="0 0 1048 1225">
          <text:p/>
        </draw:connector>
        <draw:custom-shape draw:style-name="gr10" draw:text-style-name="P1" xml:id="id8" draw:id="id8" draw:layer="layout" svg:width="3.482cm" svg:height="3.666cm" svg:x="15.097cm" svg:y="11.541cm">
          <text:p text:style-name="P1">FIELD</text:p>
          <text:p text:style-name="P1"><text:span text:style-name="T1">[@name]</text:span>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778cm" svg:height="0.909cm" svg:x="1.508cm" svg:y="15.6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78cm" svg:height="0.872cm" svg:x="1.508cm" svg:y="17.23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8.236cm" svg:height="0.962cm" svg:x="3.386cm" svg:y="15.585cm">
          <draw:text-box>
            <text:p>- mandatory numeric arrays</text:p>
          </draw:text-box>
        </draw:frame>
        <draw:frame draw:style-name="gr14" draw:text-style-name="P4" draw:layer="layout" svg:width="6.031cm" svg:height="0.962cm" svg:x="3.386cm" svg:y="17.188cm">
          <draw:text-box>
            <text:p>- user defined fields</text:p>
          </draw:text-box>
        </draw:frame>
        <draw:frame draw:style-name="gr14" draw:text-style-name="P4" draw:layer="layout" svg:width="0.853cm" svg:height="0.962cm" svg:x="6.878cm" svg:y="10.652cm">
          <draw:text-box>
            <text:p>n</text:p>
          </draw:text-box>
        </draw:frame>
        <draw:frame draw:style-name="gr14" draw:text-style-name="P4" draw:layer="layout" svg:width="0.853cm" svg:height="0.962cm" svg:x="16.911cm" svg:y="10.652cm">
          <draw:text-box>
            <text:p>n</text:p>
          </draw:text-box>
        </draw:frame>
        <draw:frame draw:style-name="gr14" draw:text-style-name="P4" draw:layer="layout" svg:width="0.853cm" svg:height="0.962cm" svg:x="10.815cm" svg:y="4.683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15:52:33</meta:creation-date>
    <dc:date>2016-11-21T17:26:40.530275614</dc:date>
    <meta:editing-duration>PT23M59S</meta:editing-duration>
    <meta:editing-cycles>12</meta:editing-cycles>
    <meta:generator>LibreOffice/5.1.3.2$Linux_X86_64 LibreOffice_project/10m0$Build-2</meta:generator>
    <meta:document-statistic meta:object-count="26"/>
  </office:meta>
</office:document-meta>
</file>